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o" svg:font-family="Archivo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Text_20_body">
      <style:text-properties style:font-name="Archivo" fo:font-weight="bold" officeooo:paragraph-rsid="00332153" style:font-weight-asian="bold" style:font-weight-complex="bold"/>
    </style:style>
    <style:style style:name="P2" style:family="paragraph" style:parent-style-name="Text_20_body">
      <style:text-properties style:font-name="Archivo" fo:font-weight="bold" officeooo:paragraph-rsid="00209517" style:font-weight-asian="bold" style:font-weight-complex="bold"/>
    </style:style>
    <style:style style:name="P3" style:family="paragraph" style:parent-style-name="Text_20_body">
      <style:text-properties style:font-name="Archivo" fo:font-weight="bold" officeooo:paragraph-rsid="002880d4" style:font-weight-asian="bold" style:font-weight-complex="bold"/>
    </style:style>
    <style:style style:name="P4" style:family="paragraph" style:parent-style-name="Text_20_body">
      <style:text-properties style:font-name="Archivo" fo:font-weight="bold" officeooo:rsid="004883cb" officeooo:paragraph-rsid="004883cb" style:font-weight-asian="bold" style:font-weight-complex="bold"/>
    </style:style>
    <style:style style:name="P5" style:family="paragraph" style:parent-style-name="Text_20_body">
      <style:text-properties style:font-name="Archivo" fo:font-weight="bold" officeooo:paragraph-rsid="004910f4" style:font-weight-asian="bold" style:font-weight-complex="bold"/>
    </style:style>
    <style:style style:name="P6" style:family="paragraph" style:parent-style-name="Text_20_body">
      <style:text-properties style:font-name="Archivo" officeooo:paragraph-rsid="00440078"/>
    </style:style>
    <style:style style:name="P7" style:family="paragraph" style:parent-style-name="Text_20_body">
      <style:text-properties style:font-name="Archivo" officeooo:paragraph-rsid="0047232f"/>
    </style:style>
    <style:style style:name="P8" style:family="paragraph" style:parent-style-name="Text_20_body">
      <style:text-properties officeooo:paragraph-rsid="00332153"/>
    </style:style>
    <style:style style:name="P9" style:family="paragraph" style:parent-style-name="Text_20_body">
      <style:text-properties officeooo:paragraph-rsid="002d9080"/>
    </style:style>
    <style:style style:name="P10" style:family="paragraph" style:parent-style-name="Text_20_body">
      <style:text-properties fo:font-weight="bold" officeooo:rsid="004883cb" officeooo:paragraph-rsid="004883cb" style:font-weight-asian="bold" style:font-weight-complex="bold"/>
    </style:style>
    <style:style style:name="P11" style:family="paragraph" style:parent-style-name="Heading_20_1" style:master-page-name="MP0">
      <style:paragraph-properties style:page-number="auto" fo:break-before="page"/>
    </style:style>
    <style:style style:name="P12" style:family="paragraph" style:parent-style-name="Text_20_body">
      <style:text-properties style:font-name="Archivo" fo:font-weight="bold" officeooo:rsid="004883cb" officeooo:paragraph-rsid="004883cb" style:font-weight-asian="bold" style:font-weight-complex="bold"/>
    </style:style>
    <style:style style:name="P13" style:family="paragraph" style:parent-style-name="Text_20_body">
      <style:text-properties style:font-name="Archivo" fo:font-weight="bold" officeooo:paragraph-rsid="00332153" style:font-weight-asian="bold" style:font-weight-complex="bold"/>
    </style:style>
    <style:style style:name="P14" style:family="paragraph" style:parent-style-name="Text_20_body" style:list-style-name="L1">
      <style:text-properties style:font-name="Archivo" fo:font-weight="normal" officeooo:rsid="00332153" officeooo:paragraph-rsid="00332153" style:font-weight-asian="normal" style:font-weight-complex="normal"/>
    </style:style>
    <style:style style:name="P15" style:family="paragraph" style:parent-style-name="Text_20_body" style:list-style-name="L8">
      <style:text-properties style:font-name="Archivo" fo:font-weight="normal" officeooo:rsid="004b8426" officeooo:paragraph-rsid="004b8426" style:font-weight-asian="normal" style:font-weight-complex="normal"/>
    </style:style>
    <style:style style:name="P16" style:family="paragraph" style:parent-style-name="Text_20_body" style:list-style-name="L2">
      <style:text-properties style:font-name="Archivo" officeooo:paragraph-rsid="0038f12d"/>
    </style:style>
    <style:style style:name="P17" style:family="paragraph" style:parent-style-name="Text_20_body" style:list-style-name="L3">
      <style:text-properties style:font-name="Archivo" officeooo:paragraph-rsid="002d9080"/>
    </style:style>
    <style:style style:name="P18" style:family="paragraph" style:parent-style-name="Text_20_body" style:list-style-name="L5">
      <style:text-properties style:font-name="Archivo" officeooo:paragraph-rsid="002880d4"/>
    </style:style>
    <style:style style:name="P19" style:family="paragraph" style:parent-style-name="Text_20_body" style:list-style-name="L6">
      <style:text-properties style:font-name="Archivo" officeooo:paragraph-rsid="004883cb"/>
    </style:style>
    <style:style style:name="P20" style:family="paragraph" style:parent-style-name="Text_20_body" style:list-style-name="L9">
      <style:text-properties style:font-name="Archivo" officeooo:paragraph-rsid="00209517"/>
    </style:style>
    <style:style style:name="P21" style:family="paragraph" style:parent-style-name="Text_20_body">
      <style:text-properties style:font-name="Archivo" officeooo:paragraph-rsid="00332153"/>
    </style:style>
    <style:style style:name="P22" style:family="paragraph" style:parent-style-name="Text_20_body" style:list-style-name="L10">
      <style:text-properties style:font-name="Archivo" officeooo:rsid="00227b93" officeooo:paragraph-rsid="00332153"/>
    </style:style>
    <style:style style:name="P23" style:family="paragraph" style:parent-style-name="Text_20_body" style:list-style-name="L11">
      <style:text-properties style:font-name="Archivo" officeooo:rsid="00227b93" officeooo:paragraph-rsid="00332153"/>
    </style:style>
    <style:style style:name="P24" style:family="paragraph" style:parent-style-name="Text_20_body" style:list-style-name="L11">
      <style:text-properties style:font-name="Archivo" officeooo:paragraph-rsid="00332153"/>
    </style:style>
    <style:style style:name="P25" style:family="paragraph" style:parent-style-name="Text_20_body" style:list-style-name="L3">
      <style:text-properties officeooo:paragraph-rsid="002d9080"/>
    </style:style>
    <style:style style:name="P26" style:family="paragraph" style:parent-style-name="Text_20_body" style:list-style-name="L4">
      <style:text-properties officeooo:paragraph-rsid="00440078"/>
    </style:style>
    <style:style style:name="P27" style:family="paragraph" style:parent-style-name="Text_20_body" style:list-style-name="L7">
      <style:text-properties officeooo:paragraph-rsid="004883cb"/>
    </style:style>
    <style:style style:name="P28" style:family="paragraph" style:parent-style-name="Text_20_body" style:list-style-name="L9">
      <style:text-properties officeooo:paragraph-rsid="00209517"/>
    </style:style>
    <style:style style:name="T1" style:family="text">
      <style:text-properties officeooo:rsid="001b8f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04c8" style:font-weight-asian="bold" style:font-weight-complex="bold"/>
    </style:style>
    <style:style style:name="T4" style:family="text">
      <style:text-properties fo:font-weight="bold" officeooo:rsid="0047232f" style:font-weight-asian="bold" style:font-weight-complex="bold"/>
    </style:style>
    <style:style style:name="T5" style:family="text">
      <style:text-properties fo:font-weight="bold" officeooo:rsid="004883cb" style:font-weight-asian="bold" style:font-weight-complex="bold"/>
    </style:style>
    <style:style style:name="T6" style:family="text">
      <style:text-properties style:font-name="Archivo"/>
    </style:style>
    <style:style style:name="T7" style:family="text">
      <style:text-properties style:font-name="Archivo" fo:font-weight="bold" style:font-weight-asian="bold" style:font-weight-complex="bold"/>
    </style:style>
    <style:style style:name="T8" style:family="text">
      <style:text-properties style:font-name="Archivo" fo:font-weight="bold" officeooo:rsid="00332153" style:font-weight-asian="bold" style:font-weight-complex="bold"/>
    </style:style>
    <style:style style:name="T9" style:family="text">
      <style:text-properties style:font-name="Archivo" fo:font-weight="bold" officeooo:rsid="00271bdb" style:font-weight-asian="bold" style:font-weight-complex="bold"/>
    </style:style>
    <style:style style:name="T10" style:family="text">
      <style:text-properties style:font-name="Archivo" fo:font-weight="bold" officeooo:rsid="0034dbc8" style:font-weight-asian="bold" style:font-weight-complex="bold"/>
    </style:style>
    <style:style style:name="T11" style:family="text">
      <style:text-properties style:font-name="Archivo" fo:font-weight="bold" officeooo:rsid="00506b64" style:font-weight-asian="bold" style:font-weight-complex="bold"/>
    </style:style>
    <style:style style:name="T12" style:family="text">
      <style:text-properties style:font-name="Archivo" fo:font-weight="normal" officeooo:rsid="002d9080" style:font-weight-asian="normal" style:font-weight-complex="normal"/>
    </style:style>
    <style:style style:name="T13" style:family="text">
      <style:text-properties style:font-name="Archivo" officeooo:rsid="004b8426"/>
    </style:style>
    <style:style style:name="T14" style:family="text">
      <style:text-properties officeooo:rsid="003d35dd"/>
    </style:style>
    <style:style style:name="T15" style:family="text">
      <style:text-properties officeooo:rsid="003d9898"/>
    </style:style>
    <style:style style:name="T16" style:family="text">
      <style:text-properties officeooo:rsid="004883cb"/>
    </style:style>
    <style:style style:name="T17" style:family="text">
      <style:text-properties fo:font-weight="normal" officeooo:rsid="004883cb" style:font-weight-asian="normal" style:font-weight-complex="normal"/>
    </style:style>
    <style:style style:name="T18" style:family="text">
      <style:text-properties officeooo:rsid="004910f4"/>
    </style:style>
    <style:style style:name="T19" style:family="text">
      <style:text-properties officeooo:rsid="004b8426"/>
    </style:style>
    <style:style style:name="T20" style:family="text">
      <style:text-properties officeooo:rsid="004f2971"/>
    </style:style>
    <style:style style:name="T21" style:family="text">
      <style:text-properties officeooo:rsid="0050e0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P</text:span><text:span text:style-name="T7">reguntas proveedores</text:span></text:p>
      <text:p text:style-name="P4">Nombre:</text:p>
      <text:p text:style-name="P10"/>
      <text:p text:style-name="P10"/>
      <text:p text:style-name="P4">Teléfono:</text:p>
      <text:p text:style-name="P10"/>
      <text:p text:style-name="P4"/>
      <text:p text:style-name="P8"><text:span text:style-name="T8">¿</text:span><text:span text:style-name="T10">Usted </text:span><text:span text:style-name="T8">Cocina?</text:span></text:p>
      <text:list text:style-name="L1">
        <text:list-item>
          <text:p text:style-name="P14">si</text:p>
        </text:list-item>
        <text:list-item>
          <text:p text:style-name="P14">no</text:p>
        </text:list-item>
      </text:list>
      <text:p text:style-name="P5">¿En qué horario realizas las compras </text:p>
      <text:p text:style-name="P5">para la comida?</text:p>
      <text:list text:style-name="L2">
        <text:list-item>
          <text:p text:style-name="P16">Mañana </text:p>
        </text:list-item>
        <text:list-item>
          <text:p text:style-name="P16">Medio <text:span text:style-name="T1">dí</text:span>a </text:p>
        </text:list-item>
        <text:list-item>
          <text:p text:style-name="P16">Tarde </text:p>
        </text:list-item>
        <text:list-item>
          <text:p text:style-name="P16">Noche </text:p>
        </text:list-item>
        <text:list-item>
          <text:p text:style-name="P16">Una vez a la semana </text:p>
        </text:list-item>
      </text:list>
      <text:p text:style-name="P9"><text:span text:style-name="T7">¿Para cuántas personas cocinas </text:span><text:span text:style-name="T9">normalmente</text:span><text:span text:style-name="T7">?</text:span></text:p>
      <text:list text:style-name="L3">
        <text:list-item>
          <text:p text:style-name="P17">2 personas </text:p>
        </text:list-item>
        <text:list-item>
          <text:p text:style-name="P17">3 personas </text:p>
        </text:list-item>
        <text:list-item>
          <text:p text:style-name="P17">4 personas </text:p>
        </text:list-item>
        <text:list-item>
          <text:p text:style-name="P25"><text:span text:style-name="Fuente_20_de_20_párrafo_20_predeter."><text:span text:style-name="T6">Mas de 5 personas</text:span></text:span></text:p>
        </text:list-item>
      </text:list>
      <text:p text:style-name="P6"><text:span text:style-name="T2">¿</text:span><text:span text:style-name="T3">A</text:span><text:span text:style-name="T2"> qué hora </text:span><text:span text:style-name="T3">tienes</text:span><text:span text:style-name="T2"> lista la comida </text:span><text:span text:style-name="T3">regularmente</text:span><text:span text:style-name="T2">?</text:span></text:p>
      <text:list text:style-name="L4">
        <text:list-item>
          <text:p text:style-name="P26">Entre las 5 a.m. a 10 de la mañana</text:p>
        </text:list-item>
        <text:list-item>
          <text:p text:style-name="P26">Entre las 10 a.m. 11 de la mañana</text:p>
        </text:list-item>
        <text:list-item>
          <text:p text:style-name="P26">Entre las 12 p.m. a 2 de la tarde </text:p>
        </text:list-item>
        <text:list-item>
          <text:p text:style-name="P26">Entre las 3 p.m. a 4 de la tarde </text:p>
        </text:list-item>
        <text:list-item>
          <text:p text:style-name="P26"><text:span text:style-name="Fuente_20_de_20_párrafo_20_predeter."><text:span text:style-name="T12">Después de las 5 de la tarde </text:span></text:span></text:p>
        </text:list-item>
      </text:list>
      <text:p text:style-name="Text_20_body"><text:span text:style-name="Fuente_20_de_20_párrafo_20_predeter."/></text:p>
      <text:p text:style-name="P3">¿<text:span text:style-name="T18">T</text:span><text:span text:style-name="T14">e sobra comida preparada</text:span>?</text:p>
      <text:list text:style-name="L5">
        <text:list-item>
          <text:p text:style-name="P18">Si</text:p>
        </text:list-item>
        <text:list-item>
          <text:p text:style-name="P18">N<text:span text:style-name="T20">o</text:span> </text:p>
        </text:list-item>
        <text:list-item>
          <text:p text:style-name="P18"><text:span text:style-name="Fuente_20_de_20_párrafo_20_predeter.">Al</text:span><text:span text:style-name="Fuente_20_de_20_párrafo_20_predeter."><text:span text:style-name="T20">g</text:span></text:span><text:span text:style-name="Fuente_20_de_20_párrafo_20_predeter.">unas veces</text:span></text:p>
        </text:list-item>
      </text:list>
      <text:p text:style-name="P7"><text:span text:style-name="Fuente_20_de_20_párrafo_20_predeter."><text:span text:style-name="T5">¿</text:span></text:span><text:span text:style-name="Fuente_20_de_20_párrafo_20_predeter."><text:span text:style-name="T4">Cu</text:span></text:span><text:span text:style-name="Fuente_20_de_20_párrafo_20_predeter."><text:span text:style-name="T5">á</text:span></text:span><text:span text:style-name="Fuente_20_de_20_párrafo_20_predeter."><text:span text:style-name="T4">nta</text:span></text:span><text:span text:style-name="Fuente_20_de_20_párrafo_20_predeter."><text:span text:style-name="T5">s porciones</text:span></text:span><text:span text:style-name="Fuente_20_de_20_párrafo_20_predeter."><text:span text:style-name="T4">?</text:span></text:span></text:p>
      <text:list text:style-name="L6">
        <text:list-item>
          <text:p text:style-name="P19"><text:span text:style-name="Fuente_20_de_20_párrafo_20_predeter."><text:span text:style-name="T17">Medio plato o menos</text:span></text:span></text:p>
        </text:list-item>
      </text:list>
      <text:list text:style-name="L7">
        <text:list-item>
          <text:p text:style-name="P27"><text:span text:style-name="Fuente_20_de_20_párrafo_20_predeter."><text:span text:style-name="T16">Un plato</text:span></text:span></text:p>
        </text:list-item>
        <text:list-item>
          <text:p text:style-name="P27"><text:span text:style-name="Fuente_20_de_20_párrafo_20_predeter."><text:span text:style-name="T16">Dos platos </text:span></text:span></text:p>
        </text:list-item>
        <text:list-item>
          <text:p text:style-name="P27"><text:span text:style-name="Fuente_20_de_20_párrafo_20_predeter."><text:span text:style-name="T16">Tres platos o más</text:span></text:span></text:p>
        </text:list-item>
      </text:list>
      <text:p text:style-name="P4">¿Crees que podrías agregar una porción o plato para <text:span text:style-name="T19">una o dos</text:span> persona<text:span text:style-name="T19">s más</text:span>?</text:p>
      <text:list text:style-name="L8">
        <text:list-item>
          <text:p text:style-name="P15">Si</text:p>
        </text:list-item>
        <text:list-item>
          <text:p text:style-name="P15">No</text:p>
        </text:list-item>
      </text:list>
      <text:p text:style-name="P2">¿<text:span text:style-name="T21">V</text:span><text:span text:style-name="T15">enderías esa comida</text:span>?</text:p>
      <text:list text:style-name="L9">
        <text:list-item>
          <text:p text:style-name="P20">Si </text:p>
        </text:list-item>
        <text:list-item>
          <text:p text:style-name="P20">No </text:p>
        </text:list-item>
        <text:list-item>
          <text:p text:style-name="P28"><text:span text:style-name="Fuente_20_de_20_párrafo_20_predeter."><text:span text:style-name="T13">¿</text:span></text:span><text:span text:style-name="Fuente_20_de_20_párrafo_20_predeter."><text:span text:style-name="T6">Por qu</text:span></text:span><text:span text:style-name="Fuente_20_de_20_párrafo_20_predeter."><text:span text:style-name="T13">é?</text:span></text:span></text:p>
        </text:list-item>
      </text:list>
      <text:p text:style-name="P21"/>
      <text:p text:style-name="P21"/>
      <text:p text:style-name="P1"><text:bookmark-start text:name="_Hlk127223371"/>¿Tienes y usas WhatsApp?</text:p>
      <text:list text:style-name="L10">
        <text:list-item>
          <text:p text:style-name="P22">No</text:p>
        </text:list-item>
        <text:list-item>
          <text:p text:style-name="P22">Si</text:p>
        </text:list-item>
      </text:list>
      <text:p text:style-name="P1">¿Tienes y usas Facebook?</text:p>
      <text:list text:style-name="L11">
        <text:list-item>
          <text:p text:style-name="P24">No </text:p>
        </text:list-item>
        <text:list-item>
          <text:p text:style-name="P23">Si<text:bookmark-end text:name="_Hlk12722337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o" svg:font-family="Archivo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_28_user_29_" style:display-name="Text body (user)" style:family="paragraph" style:parent-style-name="Standard">
      <style:paragraph-properties fo:margin-top="0cm" fo:margin-bottom="0.247cm" style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gkelc" style:family="text" style:parent-style-name="Fuente_20_de_20_párrafo_20_predeter."/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73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columns fo:column-count="2">
          <style:column style:rel-width="4986*" fo:start-indent="0cm" fo:end-indent="0cm"/>
          <style:column style:rel-width="4986*" fo:start-indent="0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flor angeles ramos</meta:initial-creator>
    <meta:creation-date>2023-02-14T05:50:00Z</meta:creation-date>
    <dc:date>2023-03-01T12:52:31.058000000</dc:date>
    <meta:editing-cycles>19</meta:editing-cycles>
    <meta:editing-duration>PT1H16M45S</meta:editing-duration>
    <meta:document-statistic meta:table-count="0" meta:image-count="0" meta:object-count="0" meta:page-count="1" meta:paragraph-count="46" meta:word-count="181" meta:character-count="784" meta:non-whitespace-character-count="664"/>
    <meta:template xlink:type="simple" xlink:actuate="onRequest" xlink:title="" xlink:href="Normal"/>
  </office:meta>
</office:document-meta>
</file>